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7e7" officeooo:paragraph-rsid="000b97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istiano@cristiano:~/Documentos/GitHub/godofwar$ git pull</text:p>
      <text:p text:style-name="Standard">remote: Enumerating objects: 6, done.</text:p>
      <text:p text:style-name="Standard">remote: Counting objects: 100% (6/6), done.</text:p>
      <text:p text:style-name="Standard">remote: Compressing objects: 100% (2/2), done.</text:p>
      <text:p text:style-name="Standard">remote: Total 4 (delta 2), reused 4 (delta 2), pack-reused 0 (from 0)</text:p>
      <text:p text:style-name="Standard">Unpacking objects: 100% (4/4), 5.87 KiB | 1.47 MiB/s, done.</text:p>
      <text:p text:style-name="Standard">From https://github.com/cristianomarianoufsc-ops/godofwar</text:p>
      <text:p text:style-name="Standard"><text:s text:c="3"/>c6b5491..77b148f <text:s/>main <text:s text:c="6"/>-&gt; origin/main</text:p>
      <text:p text:style-name="Standard">Updating c6b5491..77b148f</text:p>
      <text:p text:style-name="Standard">Fast-forward</text:p>
      <text:p text:style-name="Standard"><text:s/>...mentos-GitHub-godofwar-cd-Docum_1777089652072.txt | 612 ++++++++++++++++++++++</text:p>
      <text:p text:style-name="Standard"><text:s/>1 file changed, 612 insertions(+)</text:p>
      <text:p text:style-name="Standard"><text:s/>create mode 100644 attached_assets/Pasted-cristiano-cristiano-Documentos-GitHub-godofwar-cd-Docum_1777089652072.txt</text:p>
      <text:p text:style-name="Standard">cristiano@cristiano:~/Documentos/GitHub/godofwar$ bash tools/regen_truncated.sh --all &amp;&amp; bash recompilar.sh &amp;&amp; PS2_TRACE=1 bash jogar.sh 2&gt;&amp;1 | tee log_teste2.txt</text:p>
      <text:p text:style-name="Standard">=== [1/5] Gerando CSV de correção ===</text:p>
      <text:p text:style-name="Standard">[1/4] Carregando ELF + funções recompiladas...</text:p>
      <text:p text:style-name="Standard"><text:s text:c="6"/>Funções recompiladas: 5702</text:p>
      <text:p text:style-name="Standard"><text:s text:c="6"/>Overrides manuais: 1 (tools/truncation_overrides.csv)</text:p>
      <text:p text:style-name="Standard">[2/4] Decodificando real_end das funções...</text:p>
      <text:p text:style-name="Standard"><text:s text:c="6"/>Funções truncadas (todas): 1607</text:p>
      <text:p text:style-name="Standard">[3/4] Definindo escopo da correção...</text:p>
      <text:p text:style-name="Standard"><text:s text:c="6"/>Escopo: --all → 1607 funções</text:p>
      <text:p text:style-name="Standard">[4/4] Escrevendo CSV...</text:p>
      <text:p text:style-name="Standard"><text:s text:c="6"/>→ tools/truncation_fixes.csv (1607 linha(s))</text:p>
      <text:p text:style-name="Standard"/>
      <text:p text:style-name="Standard">======================================================================</text:p>
      <text:p text:style-name="Standard">CORREÇÕES INCLUÍDAS</text:p>
      <text:p text:style-name="Standard">======================================================================</text:p>
      <text:p text:style-name="Standard"><text:s text:c="2"/>0x00106180 <text:s/>FUN_00106180 <text:s text:c="12"/>end 0x106190 → 0x1061a8 <text:s/>(+6 ins)</text:p>
      <text:p text:style-name="Standard"><text:s text:c="2"/>0x001061A8 <text:s/>FUN_001061a8 <text:s text:c="12"/>end 0x1061ac → 0x1061c4 <text:s/>(+6 ins)</text:p>
      <text:p text:style-name="Standard"><text:s text:c="2"/>0x001061C8 <text:s/>FUN_001061c8 <text:s text:c="12"/>end 0x1061d0 → 0x1061f4 <text:s/>(+9 ins)</text:p>
      <text:p text:style-name="Standard"><text:s text:c="2"/>0x001061F8 <text:s/>FUN_001061f8 <text:s text:c="12"/>end 0x1061fc → 0x106328 <text:s/>(+75 ins)</text:p>
      <text:p text:style-name="Standard"><text:s text:c="2"/>0x001064F0 <text:s/>FUN_001064f0 <text:s text:c="12"/>end 0x106508 → 0x1065a4 <text:s/>(+39 ins)</text:p>
      <text:p text:style-name="Standard"><text:s text:c="2"/>0x001066D8 <text:s/>FUN_001066d8 <text:s text:c="12"/>end 0x1066e0 → 0x1067a4 <text:s/>(+49 ins)</text:p>
      <text:p text:style-name="Standard"/>
      <text:p text:style-name="P1">etc</text:p>
      <text:p text:style-name="P1"/>
      <text:p text:style-name="Standard">======================================================================</text:p>
      <text:p text:style-name="Standard">PRÓXIMOS PASSOS</text:p>
      <text:p text:style-name="Standard">======================================================================</text:p>
      <text:p text:style-name="Standard"><text:s text:c="2"/>1) Aponte o `ghidra_output` do TOML do recompilador pro CSV:</text:p>
      <text:p text:style-name="Standard"><text:s text:c="8"/>ghidra_output = "/home/cristiano/Documentos/GitHub/godofwar/tools/truncation_fixes.csv"</text:p>
      <text:p text:style-name="Standard"><text:s text:c="5"/>(ou use tools/regen_truncated.sh, que faz tudo)</text:p>
      <text:p text:style-name="Standard"><text:s text:c="2"/>2) Rode o ps2_recomp pra regerar os .cpp afetados.</text:p>
      <text:p text:style-name="Standard"><text:s text:c="2"/>3) Recompile o C++ (`bash recompilar.sh`).</text:p>
      <text:p text:style-name="Standard"/>
      <text:p text:style-name="Standard">=== [2/5] Localizando binário ps2_recomp ===</text:p>
      <text:p text:style-name="Standard"><text:s text:c="2"/>→ ./build_recomp/ps2xRecomp/ps2_recomp</text:p>
      <text:p text:style-name="Standard"/>
      <text:p text:style-name="Standard">=== [3/5] Localizando TOML do recompilador ===</text:p>
      <text:p text:style-name="Standard"><text:soft-page-break/><text:s text:c="2"/>→ ./recompiler.toml</text:p>
      <text:p text:style-name="Standard"/>
      <text:p text:style-name="Standard">=== [4/5] Injetando ghidra_output no TOML (backup .bak) ===</text:p>
      <text:p text:style-name="Standard"><text:s text:c="2"/>injetado: ghidra_output = "/home/cristiano/Documentos/GitHub/godofwar/tools/truncation_fixes.csv"</text:p>
      <text:p text:style-name="Standard"/>
      <text:p text:style-name="Standard">=== [5/5] Rodando ps2_recomp ===</text:p>
      <text:p text:style-name="Standard">Parsing toml file: ./recompiler.toml</text:p>
      <text:p text:style-name="Standard">Loaded 1607 functions from Ghidra map</text:p>
      <text:p text:style-name="Standard">ELF entry point: 0x100008</text:p>
      <text:p text:style-name="Standard">BSS range: 0x2c7080 - 0x35c1a8 (size 0x95128), gp=0x0</text:p>
      <text:p text:style-name="Standard">Extracted 1607 functions, 0 symbols, 34 sections, 0 relocations.</text:p>
      <text:p text:style-name="Standard">Recompiling 1607 functions...</text:p>
      <text:p text:style-name="Standard">processing function: FUN_00106180</text:p>
      <text:p text:style-name="Standard">processing function: FUN_001061a8</text:p>
      <text:p text:style-name="Standard">processing function: FUN_001061c8</text:p>
      <text:p text:style-name="Standard">processing function: FUN_001061f8</text:p>
      <text:p text:style-name="Standard">processing function: FUN_001064f0</text:p>
      <text:p text:style-name="Standard">processing function: FUN_001066d8</text:p>
      <text:p text:style-name="Standard">processing function: FUN_001067a8</text:p>
      <text:p text:style-name="Standard">processing function: FUN_0010a8a0</text:p>
      <text:p text:style-name="Standard">processing function: FUN_0010a908</text:p>
      <text:p text:style-name="Standard">processing function: FUN_0010a978</text:p>
      <text:p text:style-name="Standard">processing function: FUN_0010aac0</text:p>
      <text:p text:style-name="Standard">processing function: FUN_0010acc8</text:p>
      <text:p text:style-name="Standard">processing function: FUN_0010b390</text:p>
      <text:p text:style-name="Standard">processing function: FUN_0010b488</text:p>
      <text:p text:style-name="Standard">processing function: FUN_0010b9c0</text:p>
      <text:p text:style-name="Standard">processing function: FUN_0010be38</text:p>
      <text:p text:style-name="Standard">processing function: FUN_0010c310</text:p>
      <text:p text:style-name="Standard">processing function: FUN_0010c990</text:p>
      <text:p text:style-name="Standard">processing function: FUN_0010ce68</text:p>
      <text:p text:style-name="Standard">processing function: FUN_0010d3b8</text:p>
      <text:p text:style-name="Standard">processing function: FUN_0010d950</text:p>
      <text:p text:style-name="Standard">processing function: FUN_0010e038</text:p>
      <text:p text:style-name="Standard">processing function: FUN_0010e538</text:p>
      <text:p text:style-name="Standard">processing function: FUN_0010ea90</text:p>
      <text:p text:style-name="Standard">processing function: FUN_0010f050</text:p>
      <text:p text:style-name="Standard">processing function: FUN_0010f670</text:p>
      <text:p text:style-name="Standard">processing function: FUN_0010fc88</text:p>
      <text:p text:style-name="Standard">processing function: FUN_001101f8</text:p>
      <text:p text:style-name="Standard">processing function: FUN_001107c0</text:p>
      <text:p text:style-name="Standard">processing function: FUN_00110e40</text:p>
      <text:p text:style-name="Standard">processing function: FUN_00111010</text:p>
      <text:p text:style-name="Standard">processing function: FUN_00111328</text:p>
      <text:p text:style-name="Standard">processing function: FUN_00111760</text:p>
      <text:p text:style-name="Standard">processing function: FUN_00117a50</text:p>
      <text:p text:style-name="Standard">processing function: FUN_00117e60</text:p>
      <text:p text:style-name="Standard">processing function: FUN_00117f98</text:p>
      <text:p text:style-name="Standard">processing function: FUN_001186d8</text:p>
      <text:p text:style-name="Standard">processing function: FUN_00118848</text:p>
      <text:p text:style-name="Standard">processing function: FUN_001189d0</text:p>
      <text:p text:style-name="Standard"><text:soft-page-break/>processing function: FUN_00118b40</text:p>
      <text:p text:style-name="Standard">processing function: FUN_0011ad58</text:p>
      <text:p text:style-name="Standard">processing function: FUN_0011b3d8</text:p>
      <text:p text:style-name="Standard">processing function: FUN_0011b988</text:p>
      <text:p text:style-name="Standard">processing function: FUN_0011bc20</text:p>
      <text:p text:style-name="Standard">processing function: FUN_0011c168</text:p>
      <text:p text:style-name="Standard">processing function: FUN_0011c3a0</text:p>
      <text:p text:style-name="Standard">processing function: FUN_0011c448</text:p>
      <text:p text:style-name="Standard">processing function: FUN_0011c4f0</text:p>
      <text:p text:style-name="Standard">processing function: FUN_0011c738</text:p>
      <text:p text:style-name="Standard">processing function: FUN_0011c7e0</text:p>
      <text:p text:style-name="Standard">processing function: FUN_0011c850</text:p>
      <text:p text:style-name="Standard">processing function: FUN_0011c888</text:p>
      <text:p text:style-name="Standard">processing function: FUN_0011c8d0</text:p>
      <text:p text:style-name="Standard">processing function: FUN_0011c920</text:p>
      <text:p text:style-name="Standard">processing function: FUN_0011c990</text:p>
      <text:p text:style-name="Standard">processing function: FUN_0011cb70</text:p>
      <text:p text:style-name="Standard">processing function: FUN_0011cc58</text:p>
      <text:p text:style-name="Standard">processing function: FUN_0011d2b8</text:p>
      <text:p text:style-name="Standard">processing function: FUN_0011d498</text:p>
      <text:p text:style-name="Standard">processing function: FUN_0011d4c8</text:p>
      <text:p text:style-name="Standard">processing function: FUN_0011d7e0</text:p>
      <text:p text:style-name="Standard">processing function: FUN_0011d868</text:p>
      <text:p text:style-name="Standard">processing function: FUN_0011d8a0</text:p>
      <text:p text:style-name="Standard">processing function: FUN_0011d8d8</text:p>
      <text:p text:style-name="Standard">processing function: FUN_0011d990</text:p>
      <text:p text:style-name="Standard">processing function: FUN_0011dbd0</text:p>
      <text:p text:style-name="Standard">processing function: FUN_0011e018</text:p>
      <text:p text:style-name="Standard">processing function: FUN_0011f278</text:p>
      <text:p text:style-name="Standard">processing function: FUN_0011f2a0</text:p>
      <text:p text:style-name="Standard">processing function: FUN_0011f7e0</text:p>
      <text:p text:style-name="Standard">processing function: FUN_0011fc50</text:p>
      <text:p text:style-name="Standard">processing function: FUN_00120498</text:p>
      <text:p text:style-name="Standard">processing function: FUN_00121128</text:p>
      <text:p text:style-name="Standard">processing function: FUN_00121688</text:p>
      <text:p text:style-name="Standard">processing function: FUN_00122060</text:p>
      <text:p text:style-name="Standard">processing function: FUN_001220c8</text:p>
      <text:p text:style-name="Standard">processing function: FUN_00122140</text:p>
      <text:p text:style-name="Standard">processing function: FUN_001221b8</text:p>
      <text:p text:style-name="Standard">processing function: FUN_00122220</text:p>
      <text:p text:style-name="Standard">processing function: FUN_00122298</text:p>
      <text:p text:style-name="Standard">processing function: FUN_00122430</text:p>
      <text:p text:style-name="Standard">processing function: FUN_00122650</text:p>
      <text:p text:style-name="Standard">processing function: FUN_00125bb8</text:p>
      <text:p text:style-name="Standard">processing function: FUN_00125c68</text:p>
      <text:p text:style-name="Standard">processing function: FUN_001281c8</text:p>
      <text:p text:style-name="Standard">processing function: FUN_0012aba0</text:p>
      <text:p text:style-name="Standard">processing function: FUN_0012b168</text:p>
      <text:p text:style-name="Standard">processing function: FUN_0012ba00</text:p>
      <text:p text:style-name="Standard">processing function: FUN_0012bab8</text:p>
      <text:p text:style-name="Standard">processing function: FUN_0012bb00</text:p>
      <text:p text:style-name="Standard">processing function: FUN_0012bbe8</text:p>
      <text:p text:style-name="Standard"><text:soft-page-break/>processing function: FUN_0012bc30</text:p>
      <text:p text:style-name="Standard">processing function: FUN_0012bc68</text:p>
      <text:p text:style-name="Standard">processing function: FUN_0012bc98</text:p>
      <text:p text:style-name="Standard">processing function: FUN_0012bcc8</text:p>
      <text:p text:style-name="Standard">processing function: FUN_0012bd30</text:p>
      <text:p text:style-name="Standard">processing function: FUN_0012bd68</text:p>
      <text:p text:style-name="Standard">processing function: FUN_0012bfc8</text:p>
      <text:p text:style-name="Standard">processing function: FUN_0012bff0</text:p>
      <text:p text:style-name="Standard">processing function: FUN_0012c108</text:p>
      <text:p text:style-name="Standard">processing function: FUN_0012e2f8</text:p>
      <text:p text:style-name="Standard">processing function: FUN_0012e410</text:p>
      <text:p text:style-name="Standard">processing function: FUN_0012e468</text:p>
      <text:p text:style-name="Standard">processing function: FUN_00132e70</text:p>
      <text:p text:style-name="Standard">processing function: FUN_00132ea0</text:p>
      <text:p text:style-name="Standard">processing function: FUN_00132fd0</text:p>
      <text:p text:style-name="Standard">processing function: FUN_00133258</text:p>
      <text:p text:style-name="Standard">processing function: FUN_001337a0</text:p>
      <text:p text:style-name="Standard">processing function: FUN_00133ac0</text:p>
      <text:p text:style-name="Standard">processing function: FUN_00133b78</text:p>
      <text:p text:style-name="Standard">processing function: FUN_00133e30</text:p>
      <text:p text:style-name="Standard">processing function: FUN_00133e78</text:p>
      <text:p text:style-name="Standard">processing function: FUN_00133ed0</text:p>
      <text:p text:style-name="Standard">processing function: FUN_00134330</text:p>
      <text:p text:style-name="Standard">processing function: FUN_00134390</text:p>
      <text:p text:style-name="Standard">processing function: FUN_00134448</text:p>
      <text:p text:style-name="Standard">processing function: FUN_00134568</text:p>
      <text:p text:style-name="Standard">processing function: FUN_00134708</text:p>
      <text:p text:style-name="Standard">processing function: FUN_00134768</text:p>
      <text:p text:style-name="Standard">processing function: FUN_001355a8</text:p>
      <text:p text:style-name="Standard">processing function: FUN_00135908</text:p>
      <text:p text:style-name="Standard">processing function: FUN_001359e0</text:p>
      <text:p text:style-name="Standard">processing function: FUN_00135ae0</text:p>
      <text:p text:style-name="Standard">processing function: FUN_00135f70</text:p>
      <text:p text:style-name="Standard">processing function: FUN_001391a8</text:p>
      <text:p text:style-name="Standard">processing function: FUN_00139220</text:p>
      <text:p text:style-name="Standard">processing function: FUN_00139c28</text:p>
      <text:p text:style-name="Standard">processing function: FUN_0013a1a0</text:p>
      <text:p text:style-name="Standard">processing function: FUN_0013a758</text:p>
      <text:p text:style-name="Standard">processing function: FUN_0013a958</text:p>
      <text:p text:style-name="Standard">processing function: FUN_0013af60</text:p>
      <text:p text:style-name="Standard">processing function: FUN_0013b648</text:p>
      <text:p text:style-name="Standard">processing function: FUN_0013c050</text:p>
      <text:p text:style-name="Standard">processing function: FUN_0013c348</text:p>
      <text:p text:style-name="Standard">processing function: FUN_0013edf0</text:p>
      <text:p text:style-name="Standard">processing function: FUN_0013eee8</text:p>
      <text:p text:style-name="Standard">processing function: FUN_0013ef20</text:p>
      <text:p text:style-name="Standard">processing function: FUN_0013ef68</text:p>
      <text:p text:style-name="Standard">processing function: FUN_00140660</text:p>
      <text:p text:style-name="Standard">processing function: FUN_00140918</text:p>
      <text:p text:style-name="Standard">processing function: FUN_00141af0</text:p>
      <text:p text:style-name="Standard">processing function: FUN_00141b78</text:p>
      <text:p text:style-name="Standard">processing function: FUN_00148330</text:p>
      <text:p text:style-name="Standard"><text:soft-page-break/>processing function: FUN_001490d8</text:p>
      <text:p text:style-name="Standard">processing function: FUN_0014ae68</text:p>
      <text:p text:style-name="Standard">processing function: FUN_0014b0c8</text:p>
      <text:p text:style-name="Standard">processing function: FUN_0014b108</text:p>
      <text:p text:style-name="Standard">processing function: FUN_0014b130</text:p>
      <text:p text:style-name="Standard">processing function: FUN_0014b238</text:p>
      <text:p text:style-name="Standard">processing function: FUN_0014b260</text:p>
      <text:p text:style-name="Standard">processing function: FUN_0014b298</text:p>
      <text:p text:style-name="Standard">processing function: FUN_0014b4f8</text:p>
      <text:p text:style-name="Standard">processing function: FUN_0014c258</text:p>
      <text:p text:style-name="Standard">processing function: FUN_0014efc0</text:p>
      <text:p text:style-name="Standard">processing function: FUN_0014f720</text:p>
      <text:p text:style-name="Standard">processing function: FUN_0014f850</text:p>
      <text:p text:style-name="P1">etc</text:p>
      <text:p text:style-name="P1"/>
      <text:p text:style-name="Standard">Discovered 4053 additional entry point(s) inside existing functions across 7 pass(es).</text:p>
      <text:p text:style-name="Standard">Resliced 671 entry function(s) after discovery.</text:p>
      <text:p text:style-name="Standard">Recompilation completed successfully.</text:p>
      <text:p text:style-name="Standard">Generated function header file: "src/recompiled/ps2_recompiled_functions.h"</text:p>
      <text:p text:style-name="Standard">Wrote individual function files to: src/recompiled</text:p>
      <text:p text:style-name="Standard">Error during output generation: No entry function name available for registration.</text:p>
      <text:p text:style-name="Standard">Recompilation completed successfully</text:p>
      <text:p text:style-name="Standard"><text:s text:c="2"/>touch em 1790 arquivo(s) modificado(s) (forçar rebuild)</text:p>
      <text:p text:style-name="Standard"/>
      <text:p text:style-name="Standard">=== Diff de arquivos regerados ===</text:p>
      <text:p text:style-name="Standard"><text:s/>src/recompiled/FUN_00106180_0x106180.cpp | <text:s text:c="3"/>52 +-</text:p>
      <text:p text:style-name="Standard"><text:s/>src/recompiled/FUN_001061a8_0x1061a8.cpp | <text:s text:c="3"/>43 +-</text:p>
      <text:p text:style-name="Standard"><text:s/>src/recompiled/FUN_001061c8_0x1061c8.cpp | <text:s text:c="3"/>52 +-</text:p>
      <text:p text:style-name="Standard"><text:s/>src/recompiled/FUN_001061f8_0x1061f8.cpp | <text:s text:c="2"/>369 +-</text:p>
      <text:p text:style-name="Standard"><text:s/>src/recompiled/FUN_001064f0_0x1064f0.cpp | <text:s text:c="2"/>248 +-</text:p>
      <text:p text:style-name="Standard"><text:s/>src/recompiled/FUN_001066d8_0x1066d8.cpp | <text:s text:c="2"/>259 +-</text:p>
      <text:p text:style-name="Standard"><text:s/>src/recompiled/FUN_001067a8_0x1067a8.cpp | <text:s/>1396 ++-</text:p>
      <text:p text:style-name="Standard"><text:s/>src/recompiled/FUN_0010a8a0_0x10a8a0.cpp | <text:s text:c="2"/>143 +-</text:p>
      <text:p text:style-name="Standard"><text:s/>src/recompiled/FUN_0010a908_0x10a908.cpp | <text:s text:c="2"/>167 +-</text:p>
      <text:p text:style-name="Standard"><text:s/>src/recompiled/FUN_0010a978_0x10a978.cpp | <text:s text:c="2"/>304 +-</text:p>
      <text:p text:style-name="Standard"><text:s/>src/recompiled/FUN_0010aac0_0x10aac0.cpp | <text:s text:c="2"/>534 +-</text:p>
      <text:p text:style-name="Standard"><text:s/>src/recompiled/FUN_0010acc8_0x10acc8.cpp | <text:s/>1186 ++-</text:p>
      <text:p text:style-name="Standard"><text:s/>src/recompiled/FUN_0010b390_0x10b390.cpp | <text:s text:c="2"/>287 +-</text:p>
      <text:p text:style-name="Standard"><text:s/>src/recompiled/FUN_0010b488_0x10b488.cpp | <text:s/>1427 ++-</text:p>
      <text:p text:style-name="Standard"><text:s/>src/recompiled/FUN_0010b9c0_0x10b9c0.cpp | <text:s/>1255 ++-</text:p>
      <text:p text:style-name="Standard"><text:s/>src/recompiled/FUN_0010be38_0x10be38.cpp | <text:s/>1330 ++-</text:p>
      <text:p text:style-name="Standard"><text:s/>src/recompiled/FUN_0010c310_0x10c310.cpp | <text:s/>1740 +++-</text:p>
      <text:p text:style-name="Standard"><text:s/>src/recompiled/FUN_0010c990_0x10c990.cpp | <text:s/>1336 ++-</text:p>
      <text:p text:style-name="Standard"><text:s/>src/recompiled/FUN_0010ce68_0x10ce68.cpp | <text:s/>1448 ++-</text:p>
      <text:p text:style-name="Standard"><text:s/>src/recompiled/FUN_0010d3b8_0x10d3b8.cpp | <text:s/>1517 ++-</text:p>
      <text:p text:style-name="Standard"><text:s/>src/recompiled/FUN_0010d950_0x10d950.cpp | <text:s/>1835 +++-</text:p>
      <text:p text:style-name="Standard"><text:s/>src/recompiled/FUN_0010e038_0x10e038.cpp | <text:s/>1365 ++-</text:p>
      <text:p text:style-name="Standard"><text:s/>src/recompiled/FUN_0010e538_0x10e538.cpp | <text:s/>1440 ++-</text:p>
      <text:p text:style-name="Standard"/>
      <text:p text:style-name="Standard">Pra inspecionar o crt0 corrigido:</text:p>
      <text:p text:style-name="Standard"><text:s text:c="4"/>git diff src/recompiled/entry_0x100008.cpp</text:p>
      <text:p text:style-name="Standard"/>
      <text:p text:style-name="Standard"><text:soft-page-break/>Pronto. Recompile o C++ com: <text:s/>bash recompilar.sh</text:p>
      <text:p text:style-name="Standard">=== Recompilação incremental ===</text:p>
      <text:p text:style-name="Standard">Apenas arquivos modificados serão recompilados.</text:p>
      <text:p text:style-name="Standard"/>
      <text:p text:style-name="Standard">[ <text:s/>1%] Built target ps2runtime</text:p>
      <text:p text:style-name="Standard">[100%] Built target gow_recompiled</text:p>
      <text:p text:style-name="Standard">[100%] Built target GodOfWarPCPort</text:p>
      <text:p text:style-name="Standard"/>
      <text:p text:style-name="Standard">=== Concluído! Executável atualizado: build/GodOfWarPCPort ===</text:p>
      <text:p text:style-name="Standard">=================================================</text:p>
      <text:p text:style-name="Standard"><text:s text:c="2"/>God of War PC Port</text:p>
      <text:p text:style-name="Standard">=================================================</text:p>
      <text:p text:style-name="Standard"><text:s text:c="2"/>ELF: /home/cristiano/Documentos/GitHub/godofwar/GOD_PC_PORT_FINAL/data/SCUS_973.99</text:p>
      <text:p text:style-name="Standard"/>
      <text:p text:style-name="Standard">=================================================</text:p>
      <text:p text:style-name="Standard"><text:s text:c="2"/>God of War PC Port</text:p>
      <text:p text:style-name="Standard">=================================================</text:p>
      <text:p text:style-name="Standard">[Config] Carregando configurações de config.toml</text:p>
      <text:p text:style-name="Standard">ELF: /home/cristiano/Documentos/GitHub/godofwar/GOD_PC_PORT_FINAL/data/SCUS_973.99</text:p>
      <text:p text:style-name="Standard">INFO: Initializing raylib 5.5</text:p>
      <text:p text:style-name="Standard">INFO: Platform backend: DESKTOP (GLFW)</text:p>
      <text:p text:style-name="Standard">INFO: Supported raylib modules:</text:p>
      <text:p text:style-name="Standard">INFO: <text:s text:c="4"/>&gt; rcore:..... loaded (mandatory)</text:p>
      <text:p text:style-name="Standard">INFO: <text:s text:c="4"/>&gt; rlgl:...... loaded (mandatory)</text:p>
      <text:p text:style-name="Standard">INFO: <text:s text:c="4"/>&gt; rshapes:... loaded (optional)</text:p>
      <text:p text:style-name="Standard">INFO: <text:s text:c="4"/>&gt; rtextures:. loaded (optional)</text:p>
      <text:p text:style-name="Standard">INFO: <text:s text:c="4"/>&gt; rtext:..... loaded (optional)</text:p>
      <text:p text:style-name="Standard">INFO: <text:s text:c="4"/>&gt; rmodels:... loaded (optional)</text:p>
      <text:p text:style-name="Standard">INFO: <text:s text:c="4"/>&gt; raudio:.... loaded (optional)</text:p>
      <text:p text:style-name="Standard">INFO: DISPLAY: Device initialized successfully</text:p>
      <text:p text:style-name="Standard">INFO: <text:s text:c="4"/>&gt; Display size: 1366 x 768</text:p>
      <text:p text:style-name="Standard">INFO: <text:s text:c="4"/>&gt; Screen size: <text:s/>640 x 448</text:p>
      <text:p text:style-name="Standard">INFO: <text:s text:c="4"/>&gt; Render size: <text:s/>640 x 448</text:p>
      <text:p text:style-name="Standard">INFO: <text:s text:c="4"/>&gt; Viewport offsets: 0, 0</text:p>
      <text:p text:style-name="Standard">INFO: GLAD: OpenGL extensions loaded successfully</text:p>
      <text:p text:style-name="Standard">INFO: GL: Supported extensions count: 207</text:p>
      <text:p text:style-name="Standard">INFO: GL: OpenGL device information:</text:p>
      <text:p text:style-name="Standard">INFO: <text:s text:c="4"/>&gt; Vendor: <text:s text:c="2"/>Intel</text:p>
      <text:p text:style-name="Standard">INFO: <text:s text:c="4"/>&gt; Renderer: Mesa Intel(R) HD Graphics 4000 (IVB GT2)</text:p>
      <text:p text:style-name="Standard">INFO: <text:s text:c="4"/>&gt; Version: <text:s/>4.2 (Core Profile) Mesa 25.2.8-0ubuntu0.24.04.1</text:p>
      <text:p text:style-name="Standard">INFO: <text:s text:c="4"/>&gt; GLSL: <text:s text:c="4"/>4.20</text:p>
      <text:p text:style-name="Standard">INFO: GL: VAO extension detected, VAO functions loaded successfully</text:p>
      <text:p text:style-name="Standard">INFO: GL: NPOT textures extension detected, full NPOT textures supported</text:p>
      <text:p text:style-name="Standard">INFO: GL: DXT compressed textures supported</text:p>
      <text:p text:style-name="Standard">INFO: GL: ETC2/EAC compressed textures supported</text:p>
      <text:p text:style-name="Standard">INFO: PLATFORM: DESKTOP (GLFW - X11): Initialized successfully</text:p>
      <text:p text:style-name="Standard">INFO: TEXTURE: [ID 1] Texture loaded successfully (1x1 | R8G8B8A8 | 1 mipmaps)</text:p>
      <text:p text:style-name="Standard">INFO: TEXTURE: [ID 1] Default texture loaded successfully</text:p>
      <text:p text:style-name="Standard">INFO: SHADER: [ID 1] Vertex shader compiled successfully</text:p>
      <text:p text:style-name="Standard">INFO: SHADER: [ID 2] Fragment shader compiled successfully</text:p>
      <text:p text:style-name="Standard">INFO: SHADER: [ID 3] Program shader loaded successfully</text:p>
      <text:p text:style-name="Standard"><text:soft-page-break/>INFO: SHADER: [ID 3] Default shader loaded successfully</text:p>
      <text:p text:style-name="Standard">INFO: RLGL: Render batch vertex buffers loaded successfully in RAM (CPU)</text:p>
      <text:p text:style-name="Standard">INFO: RLGL: Render batch vertex buffers loaded successfully in VRAM (GPU)</text:p>
      <text:p text:style-name="Standard">INFO: RLGL: Default OpenGL state initialized successfully</text:p>
      <text:p text:style-name="Standard">INFO: TEXTURE: [ID 2] Texture loaded successfully (128x128 | GRAY_ALPHA | 1 mipmaps)</text:p>
      <text:p text:style-name="Standard">INFO: FONT: Default font loaded successfully (224 glyphs)</text:p>
      <text:p text:style-name="Standard">INFO: SYSTEM: Working Directory: /home/cristiano/Documentos/GitHub/godofwar</text:p>
      <text:p text:style-name="Standard">INFO: TIMER: Target time per frame: 16.667 milliseconds</text:p>
      <text:p text:style-name="Standard">INFO: AUDIO: Device initialized successfully</text:p>
      <text:p text:style-name="Standard">INFO: <text:s text:c="4"/>&gt; Backend: <text:s text:c="6"/>miniaudio | PulseAudio</text:p>
      <text:p text:style-name="Standard">INFO: <text:s text:c="4"/>&gt; Format: <text:s text:c="7"/>32-bit IEEE Floating Point -&gt; 32-bit Signed Integer</text:p>
      <text:p text:style-name="Standard">INFO: <text:s text:c="4"/>&gt; Channels: <text:s text:c="5"/>2 -&gt; 2</text:p>
      <text:p text:style-name="Standard">INFO: <text:s text:c="4"/>&gt; Sample rate: <text:s text:c="2"/>48000 -&gt; 48000</text:p>
      <text:p text:style-name="Standard">INFO: <text:s text:c="4"/>&gt; Periods size: <text:s/>3600</text:p>
      <text:p text:style-name="Standard">Janela: 640x448 | FPS: 60</text:p>
      <text:p text:style-name="Standard">Registrando funções recompiladas...</text:p>
      <text:p text:style-name="Standard">Mapeando 5625 funções recompiladas...</text:p>
      <text:p text:style-name="Standard">Carregando ELF: /home/cristiano/Documentos/GitHub/godofwar/GOD_PC_PORT_FINAL/data/SCUS_973.99</text:p>
      <text:p text:style-name="Standard">Loading segment: 0x100000 - 0x35d080 (filesz: 0x1c7018, memsz: 0x25d080)</text:p>
      <text:p text:style-name="Standard">Registered code region: 100000 - 35d080</text:p>
      <text:p text:style-name="Standard">ELF file loaded successfully. Entry point: 0x100008</text:p>
      <text:p text:style-name="Standard">Iniciando execução...</text:p>
      <text:p text:style-name="Standard">[ps2_missing_report] ativado. Relatorio sera salvo em ./ps2_missing.log ao encerrar (ou Ctrl+C).</text:p>
      <text:p text:style-name="Standard">Starting execution at address 0x100008</text:p>
      <text:p text:style-name="Standard">INFO: TEXTURE: [ID 3] Texture loaded successfully (640x448 | R8G8B8A8 | 1 mipmaps)</text:p>
      <text:p text:style-name="Standard">[BOOT#1] pc=0x100008 ra=0x0 sp=0x1fffff0</text:p>
      <text:p text:style-name="Standard">[BOOT#2] pc=0x1003c0 ra=0x0 sp=0x1fffff0</text:p>
      <text:p text:style-name="Standard">[DBG 100E28] #1 ENTER a0=00000000 a1=00000000 a2=00000000 | global@0x32E854=00000000 | jalr_target=00000000 | short=0000</text:p>
      <text:p text:style-name="Standard">[DBG 100E28] #1 POST_JALR s0(retval)=00000000 | flag@s0+0x114=00000000 (branch_taken=0 -&gt; skips func_118110)</text:p>
      <text:p text:style-name="Standard">[DBG 100E28] #1 -&gt; calling func_118110(s0=00000000)</text:p>
      <text:p text:style-name="Standard">[DBG 118110] #1 ENTER a0=00000000 a1=00000000 a2=00000000 a3=00000000</text:p>
      <text:p text:style-name="Standard">[DBG 118110] #1 EXIT@1186cc v0=00000000</text:p>
      <text:p text:style-name="Standard">[DBG 100E28] #1 -&gt; calling func_13DB18 a1=00000000 v0=00000000 (arg loaded next from [v0+0x48])</text:p>
      <text:p text:style-name="Standard">[DBG 13DB18] #1 ENTER a0=00000000 a1=00000000 | old_v0=[a0+0x10]=00000000 (will be returned via [a1])</text:p>
      <text:p text:style-name="Standard">[DBG 100E28] #1 EXIT v0=00000000</text:p>
      <text:p text:style-name="Standard">[lookup:bios-stub] addr=0x80004 syscallId=1 (assumindo vetor BIOS PS2; retornando v0=0)</text:p>
      <text:p text:style-name="Standard">[DBG 100E28] #2 ENTER a0=00000000 a1=00000000 a2=00000000 | global@0x32E854=00000000 | jalr_target=00000000 | short=00e4</text:p>
      <text:p text:style-name="Standard">[DBG 100E28] #2 POST_JALR s0(retval)=00000000 | flag@s0+0x114=00000000 (branch_taken=0 -&gt; skips func_118110)</text:p>
      <text:p text:style-name="Standard">[DBG 100E28] #2 -&gt; calling func_118110(s0=00000000)</text:p>
      <text:p text:style-name="Standard">[DBG 118110] #2 ENTER a0=00000000 a1=00000000 a2=00000000 a3=01010101</text:p>
      <text:p text:style-name="Standard">[DBG 118110] #2 EXIT@1186cc v0=00000000</text:p>
      <text:p text:style-name="Standard">[DBG 100E28] #2 -&gt; calling func_13DB18 a1=00000000 v0=00000000 (arg loaded next from [v0+0x48])</text:p>
      <text:p text:style-name="Standard">[DBG 13DB18] #2 ENTER a0=00000000 a1=00000000 | old_v0=[a0+0x10]=00000000 (will be returned via [a1])</text:p>
      <text:p text:style-name="Standard"><text:soft-page-break/></text:p>
      <text:p text:style-name="P1">etc</text:p>
      <text:p text:style-name="P1"/>
      <text:p text:style-name="Standard">[frame:upload] idx=3 fbp=0 fbw=10 psm=0x0 size=640x448 nonBlack=0 page0=0 page150=0 allowFallback=1</text:p>
      <text:p text:style-name="Standard">[frame:upload] idx=4 fbp=0 fbw=10 psm=0x0 size=640x448 nonBlack=0 page0=0 page150=0 allowFallback=1</text:p>
      <text:p text:style-name="Standard">[frame:upload] idx=5 fbp=0 fbw=10 psm=0x0 size=640x448 nonBlack=0 page0=0 page150=0 allowFallback=1</text:p>
      <text:p text:style-name="Standard"/>
      <text:p text:style-name="P1">etc</text:p>
      <text:p text:style-name="P1"/>
      <text:p text:style-name="Standard">[run:tick] tick=120 pc=0x1003c0 livePc=0x1878e4 liveRa=0x118368 liveSp=0x1fffe40 ra=0x0 sp=0x1fffff0 gp=0x0 dispfb1=0x1400 display1=0x1bf27f00000000 activeThreads=1 dma=0 gif=0 gsw=0 vif=0 sndType=0 sndLvl=0 sndBank=0 getAdrs=0x0 sndMirrorMidi0=0 sndMirrorSe0=0 sndChkMidi=0 sndChkSe=0</text:p>
      <text:p text:style-name="Standard"/>
      <text:p text:style-name="P1">etc</text:p>
      <text:p text:style-name="P1"/>
      <text:p text:style-name="Standard">[run:tick] tick=7560 pc=0x1003c0 livePc=0x187880 liveRa=0x11823c liveSp=0x1fffe40 ra=0x0 sp=0x1fffff0 gp=0x0 dispfb1=0x1400 display1=0x1bf27f00000000 activeThreads=1 dma=0 gif=0 gsw=0 vif=0 sndType=0 sndLvl=0 sndBank=0 getAdrs=0x0 sndMirrorMidi0=0 sndMirrorSe0=0 sndChkMidi=0 sndChkSe=0</text:p>
      <text:p text:style-name="Standard">[run:tick] tick=7680 pc=0x1003c0 livePc=0x13de18 liveRa=0x13da58 liveSp=0x1fffdc0 ra=0x0 sp=0x1fffff0 gp=0x0 dispfb1=0x1400 display1=0x1bf27f00000000 activeThreads=1 dma=0 gif=0 gsw=0 vif=0 sndType=0 sndLvl=0 sndBank=0 getAdrs=0x0 sndMirrorMidi0=0 sndMirrorSe0=0 sndChkMidi=0 sndChkSe=0</text:p>
      <text:p text:style-name="Standard">[run] window close requested, breaking out of loop</text:p>
      <text:p text:style-name="Standard">[run] game thread did not stop within timeout; detaching</text:p>
      <text:p text:style-name="Standard">[run] guest host threads did not stop within timeout; detaching remaining worker threads</text:p>
      <text:p text:style-name="Standard">INFO: TEXTURE: [ID 3] Unloaded texture data from VRAM (GPU)</text:p>
      <text:p text:style-name="Standard">INFO: TEXTURE: [ID 2] Unloaded texture data from VRAM (GPU)</text:p>
      <text:p text:style-name="Standard">INFO: SHADER: [ID 3] Default shader unloaded successfully</text:p>
      <text:p text:style-name="Standard">INFO: TEXTURE: [ID 1] Default texture unloaded successfully</text:p>
      <text:p text:style-name="Standard">INFO: Window closed successfully</text:p>
      <text:p text:style-name="Standard">[run] exiting loop, activeThreads=1</text:p>
      <text:p text:style-name="Standard">[run] warning: 1 guest worker thread(s) still active during shutdown.</text:p>
      <text:p text:style-name="Standard">INFO: AUDIO: Device closed successfully</text:p>
      <text:p text:style-name="Standard">jogar.sh, linha 29: 307213 Falha de segmentação <text:s/>(imagem do núcleo gravada) "$EXE" "$ELF"</text:p>
      <text:p text:style-name="Standard">cristiano@cristiano:~/Documentos/GitHub/godofwar$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5T01:12:06.290404435</meta:creation-date>
    <dc:date>2026-04-25T01:16:02.075448461</dc:date>
    <meta:editing-duration>PT36S</meta:editing-duration>
    <meta:editing-cycles>1</meta:editing-cycles>
    <meta:document-statistic meta:table-count="0" meta:image-count="0" meta:object-count="0" meta:page-count="8" meta:paragraph-count="359" meta:word-count="1727" meta:character-count="16709" meta:non-whitespace-character-count="14993"/>
    <meta:generator>LibreOffice/24.2.7.2$Linux_X86_64 LibreOffice_project/420$Build-2</meta:generator>
  </office:meta>
</office:document-meta>
</file>